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Menlo" svg:font-family="Menlo, Monaco, Consolas, 'Courier New', monospace"/>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fo:orphans="2" fo:widows="2" fo:padding="0cm" fo:border="none"/>
      <style:text-properties fo:font-variant="normal" fo:text-transform="none" fo:color="#333333" style:font-name="Lato" fo:font-size="12pt" fo:letter-spacing="normal" fo:font-style="normal" fo:font-weight="normal"/>
    </style:style>
    <style:style style:name="P2" style:family="paragraph" style:parent-style-name="Text_20_body" style:list-style-name="L1">
      <style:paragraph-properties fo:margin-top="0cm" fo:margin-bottom="0cm" fo:orphans="2" fo:widows="2" fo:padding="0cm" fo:border="none"/>
      <style:text-properties fo:font-variant="normal" fo:text-transform="none" fo:color="#333333" style:font-name="Lato" fo:font-size="12pt" fo:letter-spacing="normal" fo:font-style="normal" fo:font-weight="normal" fo:background-color="#ffff00"/>
    </style:style>
    <style:style style:name="P3"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333333" fo:letter-spacing="normal"/>
    </style:style>
    <style:style style:name="P4" style:family="paragraph" style:parent-style-name="Text_20_body" style:list-style-name="L1">
      <style:paragraph-properties fo:margin-top="0cm" fo:margin-bottom="0cm" fo:orphans="2" fo:widows="2" fo:padding="0cm" fo:border="none"/>
    </style:style>
    <style:style style:name="P5" style:family="paragraph" style:parent-style-name="Text_20_body" style:list-style-name="L2">
      <style:paragraph-properties fo:margin-top="0cm" fo:margin-bottom="0.265cm" fo:orphans="2" fo:widows="2" fo:padding="0cm" fo:border="none"/>
      <style:text-properties fo:font-variant="normal" fo:text-transform="none" fo:color="#333333" style:font-name="Lato" fo:font-size="12pt" fo:letter-spacing="normal" fo:font-style="normal" fo:font-weight="normal"/>
    </style:style>
    <style:style style:name="P6" style:family="paragraph" style:parent-style-name="Heading_20_5">
      <style:text-properties fo:font-variant="normal" fo:text-transform="none" fo:color="#20bcf3" style:font-name="Lato" fo:font-size="12pt" fo:letter-spacing="normal" fo:font-style="normal" fo:font-weight="bold"/>
    </style:style>
    <style:style style:name="P7" style:family="paragraph" style:parent-style-name="Heading_20_5">
      <style:paragraph-properties fo:margin-left="0cm" fo:margin-right="0cm" fo:margin-top="0.265cm" fo:margin-bottom="0.265cm" fo:line-height="110%" fo:orphans="2" fo:widows="2" fo:text-indent="0cm" style:auto-text-indent="false" fo:padding="0cm" fo:border="none"/>
      <style:text-properties fo:font-variant="normal" fo:text-transform="none" fo:color="#20bcf3" style:font-name="Lato" fo:font-size="12pt" fo:letter-spacing="normal" fo:font-style="normal" fo:font-weight="bold"/>
    </style:style>
    <style:style style:name="T1" style:family="text">
      <style:text-properties fo:font-weight="bold"/>
    </style:style>
    <style:style style:name="T2" style:family="text">
      <style:text-properties fo:font-variant="normal" fo:text-transform="none" fo:color="#333333" style:font-name="Lato" fo:font-size="12pt" fo:letter-spacing="normal" fo:font-style="normal" fo:font-weight="normal"/>
    </style:style>
    <style:style style:name="T3" style:family="text">
      <style:text-properties fo:font-variant="normal" fo:text-transform="none" fo:color="#333333" style:font-name="Lato" fo:font-size="12pt" fo:letter-spacing="normal" fo:font-style="normal" fo:font-weight="normal" fo:background-color="#ffff00"/>
    </style:style>
    <style:style style:name="T4" style:family="text">
      <style:text-properties fo:font-variant="normal" fo:text-transform="none" fo:color="#c7254e" style:font-name="Menlo" fo:font-size="10.5pt" fo:letter-spacing="normal" fo:font-style="normal" fo:font-weight="normal" fo:background-color="#f9f2f4"/>
    </style:style>
    <style:style style:name="T5" style:family="text">
      <style:text-properties fo:background-color="#ffff00"/>
    </style:style>
    <style:style style:name="T6" style:family="text">
      <style:text-properties fo:language="es" fo:country="MX"/>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5">Instrucciones</text:h>
      <text:list xml:id="list1248472269088803014" text:style-name="L1">
        <text:list-item>
          <text:list>
            <text:list-item>
              <text:p text:style-name="P2"><text:bookmark text:name="instructions"/>Realiza una descarga personalizada del Framework, definiendo colores diferentes a los que trae <text:span text:style-name="T1">Foundation CSS</text:span> por defecto. Debes definir el color primario, el secundario, de alerta, de advertencia, de éxito y el color de fondo. Adicionalmente, debes elegir entre <text:span text:style-name="T1">Grid</text:span> o Flex Grid para el desarrollo del ejercicio. Si aún no sabes cuál elegir, descarga dos versiones del Framework, una por cada tipo de rejilla, y posteriormente si te arrepientes de tu elección puedes cambiar fácilmente reemplazando estos archivos.</text:p>
            </text:list-item>
            <text:list-item>
              <text:p text:style-name="P2">Importa todos los archivos necesarios para que Foundation CSS funcione en tu página HTML, recuerda que debes enlazar los archivos CSS y JS de la carpeta descargada en el paso anterior.</text:p>
            </text:list-item>
            <text:list-item>
              <text:p text:style-name="P2">Crea la primera fila de la página donde se ubicará el título, el menú de inicio de sesión y los íconos de las redes sociales. Debes crear dos columnas y definir un offset adecuado para que se ubiquen a los dos extremos laterales de la fila, así:</text:p>
              <text:p text:style-name="P3"><draw:frame draw:style-name="fr1" draw:name="gráficos1" text:anchor-type="as-char" svg:width="11.906cm" svg:height="7.602cm" draw:z-index="0"><draw:image xlink:href="https://s3.amazonaws.com/nextu-content-production/Desarrollador_Web/03_Frameworks_y_Librerias_CSS/Ejercicios/WEB16S_C3_U3_L2_Ejercicio1_1/img4.png" xlink:type="simple" xlink:show="embed" xlink:actuate="onLoad"/></draw:frame></text:p>
              <text:p text:style-name="P4"/>
            </text:list-item>
            <text:list-item>
              <text:p text:style-name="P4"><text:span text:style-name="T3">Crea, en la columna derecha de esta fila, un nuevo sistema de rejilla con dos filas. La superior contendrá un menú para el inicio de sesión, registro, ayuda y mapa del sitio. La fila inferior contendrá 5 íconos para redes sociales, con un offset que permita ubicarlos a la derecha.<text:line-break/>Para crear el menú de la primera fila debes dirigirte a la documentación oficial de Foundation CSS en la siguiente</text:span><text:span text:style-name="T2"> dirección: </text:span><text:span text:style-name="Source_20_Text"><text:span text:style-name="T4">http://foundation.zurb.com/sites/docs/menu.html</text:span></text:span><text:span text:style-name="T2">, allí podrás observar el uso de la clase menu en un elemento ul para lograrlo. Para usar los íconos de la fila inferior, debes descargar los archivos Foundation Icon Fonts 3 de la página </text:span><text:span text:style-name="Source_20_Text"><text:span text:style-name="T4">http://zurb.com/playground/foundation-icon-fonts-3</text:span></text:span><text:span text:style-name="T2"> , una vez descargados, añade esta carpeta a la de tu proyecto y enlaza la página HTML al archivo CSS de los íconos llamado foundation-icons.css. Para saber cómo añadir uno de estos íconos, puedes observar la página preview.html que se encuentra en la carpeta que acabas de añadir. En el código observarás cómo usar los íconos y en la página renderizada puedes ver todos los íconos que puedes utilizar.</text:span></text:p>
              <text:p text:style-name="P3"><text:soft-page-break/><draw:frame draw:style-name="fr1" draw:name="gráficos2" text:anchor-type="as-char" svg:width="21.299cm" svg:height="13.256cm" draw:z-index="1"><draw:image xlink:href="https://s3.amazonaws.com/nextu-content-production/Desarrollador_Web/03_Frameworks_y_Librerias_CSS/Ejercicios/WEB16S_C3_U3_L2_Ejercicio1_1/img5.png" xlink:type="simple" xlink:show="embed" xlink:actuate="onLoad"/></draw:frame></text:p>
              <text:p text:style-name="P4"/>
            </text:list-item>
            <text:list-item>
              <text:p text:style-name="P1">Añade, en la siguiente fila, un elemento de Foundation <text:span text:style-name="T6">llamado <text:s text:c="8"/>‘button</text:span> group’ que ocupe todo el ancho de la misma. El último elemento debe tener un estilo diferente al de los demás y debe incluir un ícono de carrito de compras, así:</text:p>
              <text:p text:style-name="P3"><text:soft-page-break/><draw:frame draw:style-name="fr1" draw:name="gráficos3" text:anchor-type="as-char" svg:width="20.479cm" svg:height="12.779cm" draw:z-index="2"><draw:image xlink:href="https://s3.amazonaws.com/nextu-content-production/Desarrollador_Web/03_Frameworks_y_Librerias_CSS/Ejercicios/WEB16S_C3_U3_L2_Ejercicio1_1/img6.png" xlink:type="simple" xlink:show="embed" xlink:actuate="onLoad"/></draw:frame></text:p>
              <text:p text:style-name="P4"/>
            </text:list-item>
            <text:list-item>
              <text:p text:style-name="P4"><text:span text:style-name="T2">Incluye, en la siguiente fila, un elemento de Foundation denominado ‘breadcrumbs’. Para implementarlo visita el siguiente enlace: </text:span><text:span text:style-name="Source_20_Text"><text:span text:style-name="T4">http://foundation.zurb.com/sites/docs/breadcrumbs.html</text:span></text:span><text:span text:style-name="T2"> y observa cómo usar la clase breadcrumbs en un elemento ul. Cuando implementes este paso de las instrucciones, tendrás algo así:</text:span></text:p>
              <text:p text:style-name="P3"><text:soft-page-break/><draw:frame draw:style-name="fr1" draw:name="gráficos4" text:anchor-type="as-char" svg:width="18.68cm" svg:height="11.642cm" draw:z-index="3"><draw:image xlink:href="https://s3.amazonaws.com/nextu-content-production/Desarrollador_Web/03_Frameworks_y_Librerias_CSS/Ejercicios/WEB16S_C3_U3_L2_Ejercicio1_1/img7.png" xlink:type="simple" xlink:show="embed" xlink:actuate="onLoad"/></draw:frame></text:p>
              <text:p text:style-name="P4"/>
            </text:list-item>
            <text:list-item>
              <text:p text:style-name="P1">En la siguiente fila estará el contenido principal de la página. Divídela en dos columnas: la primera más angosta que la segunda, así:</text:p>
              <text:p text:style-name="P3"><draw:frame draw:style-name="fr1" draw:name="gráficos5" text:anchor-type="as-char" svg:width="18.944cm" svg:height="12.409cm" draw:z-index="4"><draw:image xlink:href="https://s3.amazonaws.com/nextu-content-production/Desarrollador_Web/03_Frameworks_y_Librerias_CSS/Ejercicios/WEB16S_C3_U3_L2_Ejercicio1_1/img8.png" xlink:type="simple" xlink:show="embed" xlink:actuate="onLoad"/></draw:frame></text:p>
              <text:p text:style-name="P4"><text:soft-page-break/></text:p>
            </text:list-item>
            <text:list-item>
              <text:p text:style-name="P1">Crea, en la columna izquierda, un elemento tipo ‘callout’ con un título en su interior.</text:p>
              <text:p text:style-name="P3"><draw:frame draw:style-name="fr1" draw:name="gráficos6" text:anchor-type="as-char" svg:width="11.906cm" svg:height="7.874cm" draw:z-index="5"><draw:image xlink:href="https://s3.amazonaws.com/nextu-content-production/Desarrollador_Web/03_Frameworks_y_Librerias_CSS/Ejercicios/WEB16S_C3_U3_L2_Ejercicio1_1/img9.png" xlink:type="simple" xlink:show="embed" xlink:actuate="onLoad"/></draw:frame></text:p>
              <text:p text:style-name="P4"/>
            </text:list-item>
            <text:list-item>
              <text:p text:style-name="P1">Incluye en la columna derecha, dentro de un ‘callout’, un título de sección, un divisor y una cuadrícula de 3 columnas y dos filas, en las que se ubicarán 6 ‘callouts’: cada uno con una imágen de algún producto, un título y un enlace con un ícono.</text:p>
              <text:p text:style-name="P3"><draw:frame draw:style-name="fr1" draw:name="gráficos7" text:anchor-type="as-char" svg:width="11.906cm" svg:height="7.879cm" draw:z-index="6"><draw:image xlink:href="https://s3.amazonaws.com/nextu-content-production/Desarrollador_Web/03_Frameworks_y_Librerias_CSS/Ejercicios/WEB16S_C3_U3_L2_Ejercicio1_1/img10.png" xlink:type="simple" xlink:show="embed" xlink:actuate="onLoad"/></draw:frame></text:p>
              <text:p text:style-name="P4"/>
            </text:list-item>
            <text:list-item>
              <text:p text:style-name="P1">Guarda esta versión del ejercicio para que, después de ver la siguiente Lección, sigas construyendo la estructura base de una página web para una tienda en línea.</text:p>
            </text:list-item>
          </text:list>
        </text:list-item>
      </text:list>
      <text:p text:style-name="Horizontal_20_Line"/>
      <text:section text:style-name="Sect1" text:name="practices_title">
        <text:h text:style-name="P7" text:outline-level="5">Buenas Prácticas</text:h>
      </text:section>
      <text:list xml:id="list4996738498779921486" text:style-name="L2">
        <text:list-item>
          <text:p text:style-name="P5"><text:bookmark text:name="practices"/>Intenta reducir al máximo la manipulación de los elementos mediante <text:span text:style-name="T1">CSS</text:span>, ya que así evitas que los componentes y características del Framework se comporten de manera extraña. Sin embargo, cuando no encuentres una forma de hacer lo que <text:soft-page-break/>necesitas por medio de <text:span text:style-name="T1">Foundation</text:span>, añade una hoja de estilos personalizada y realiza tus cambio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Menlo" svg:font-family="Menlo, Monaco, Consolas, 'Courier New', monospace"/>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 Unicode MS"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an Roldan</meta:initial-creator>
    <meta:creation-date>2018-08-12T20:47:24.15</meta:creation-date>
    <dc:date>2018-08-15T08:11:15.52</dc:date>
    <dc:creator>Cristian Roldan</dc:creator>
    <meta:editing-duration>P2DT11H23M51S</meta:editing-duration>
    <meta:editing-cycles>2</meta:editing-cycles>
    <meta:generator>OpenOffice/4.1.3$Win32 OpenOffice.org_project/413m1$Build-9783</meta:generator>
    <meta:document-statistic meta:table-count="0" meta:image-count="7" meta:object-count="0" meta:page-count="6" meta:paragraph-count="20" meta:word-count="593" meta:character-count="3612"/>
  </office:meta>
</office:document-meta>
</file>